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9000000F04211C526.jpg" manifest:media-type="image/jpe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8cm, 1.515cm, 0.166cm, 0.237cm)" draw:image-opacity="100%" style:mirror="non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objectwithoutfill">
      <style:graphic-properties svg:stroke-width="0.212cm" svg:stroke-color="#ff7b59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5" style:family="graphic" style:parent-style-name="standard">
      <style:graphic-properties svg:stroke-opacity="30%" draw:opacity="50%" draw:opacity-name="" draw:textarea-horizontal-align="justify" draw:textarea-vertical-align="middle" draw:auto-grow-height="false" fo:min-height="1.164cm" fo:min-width="0.914cm" loext:decorative="false"/>
    </style:style>
    <style:style style:name="gr6" style:family="graphic" style:parent-style-name="objectwithoutfill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14.6cm" fo:min-width="20.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cm" svg:y1="0cm" svg:x2="10.602cm" svg:y2="29.7cm">
          <text:p/>
        </draw:line>
        <draw:line draw:style-name="gr1" draw:text-style-name="P1" draw:layer="layout" svg:x1="0cm" svg:y1="14.85cm" svg:x2="21cm" svg:y2="14.85cm">
          <text:p/>
        </draw:line>
        <draw:frame draw:style-name="gr2" draw:text-style-name="P2" draw:layer="layout" svg:width="6.807cm" svg:height="8.143cm" svg:x="11.836cm" svg:y="16.027cm">
          <draw:image xlink:href="Pictures/1000000000000159000000F04211C526.jpg" xlink:type="simple" xlink:show="embed" xlink:actuate="onLoad" draw:mime-type="image/jpeg">
            <text:p/>
          </draw:image>
        </draw:frame>
        <draw:g draw:style-name="gr3">
          <draw:line draw:style-name="gr4" draw:text-style-name="P1" draw:layer="layout" svg:x1="5.254cm" svg:y1="10.501cm" svg:x2="5.254cm" svg:y2="1.703cm">
            <text:p/>
          </draw:line>
          <draw:custom-shape draw:style-name="gr5" draw:text-style-name="P3" draw:layer="layout" svg:width="2cm" svg:height="2cm" draw:transform="rotate (-3.14159265358979) translate (6.254cm 3.7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" draw:text-style-name="P1" draw:layer="layout" svg:width="11.574cm" svg:height="4.631cm" draw:transform="skewX (-0.0254818070791173) rotate (1.04335782684221) translate (5.8658890336597cm 10.4741480309267cm)" svg:viewBox="0 0 11575 4632" draw:points="0,0 8996,1 11575,4632">
            <text:p/>
          </draw:polyline>
          <draw:custom-shape draw:style-name="gr7" draw:text-style-name="P1" draw:layer="layout" svg:width="21cm" svg:height="14.85cm" draw:transform="rotate (-3.14159265358979) translate (21cm 14.85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4T10:52:08.617719456</meta:creation-date>
    <dc:date>2025-07-04T12:04:34.337834864</dc:date>
    <meta:editing-duration>PT2M4S</meta:editing-duration>
    <meta:editing-cycles>1</meta:editing-cycles>
    <meta:document-statistic meta:object-count="8"/>
    <meta:generator>LibreOffice/25.2.0.3$Linux_X86_64 LibreOffice_project/e1cf4a87eb02d755bce1a01209907ea5ddc8f069</meta:generator>
  </office:meta>
</office:document-meta>
</file>